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onstantes</text:p>
      <text:p text:style-name="Standard">const int TAILLE_SEQUENCE = 4;</text:p>
      <text:p text:style-name="Standard">const int PIN_SON = 8; // constante pour le pin du buzzer</text:p>
      <text:p text:style-name="Standard">const int PIN_LED[4] = {2, 3, 4, 5}; // pins des LED 0 à 3</text:p>
      <text:p text:style-name="Standard">const int FREQ_SON[4] = {261, 329, 392, 523}; // tableau des fréquences de son</text:p>
      <text:p text:style-name="Standard">const int DUREE = 250; // temps pour l'allumage des LED</text:p>
      <text:p text:style-name="Standard"/>
      <text:p text:style-name="Standard">// valeurs des boutons calculées en fonction</text:p>
      <text:p text:style-name="Standard">// du cablage (car toutes cablées sur A0)</text:p>
      <text:p text:style-name="Standard">const int BOUTON1=1023;</text:p>
      <text:p text:style-name="Standard">const int BOUTON2=1001;</text:p>
      <text:p text:style-name="Standard">const int BOUTON3=980;</text:p>
      <text:p text:style-name="Standard">const int BOUTON4=960;</text:p>
      <text:p text:style-name="Standard"/>
      <text:p text:style-name="Standard">// les différents modes</text:p>
      <text:p text:style-name="Standard">const int DEBUT = 0;</text:p>
      <text:p text:style-name="Standard">const int AUGM_SEQ_SIMON = 1;</text:p>
      <text:p text:style-name="Standard">const int JOUE_SEQ_SIMON = 2;</text:p>
      <text:p text:style-name="Standard">const int SAISIE_JOUEUR = 3;</text:p>
      <text:p text:style-name="Standard">const int VICTOIRE = 4;</text:p>
      <text:p text:style-name="Standard">const int ECHEC = 5;</text:p>
      <text:p text:style-name="Standard"/>
      <text:p text:style-name="Standard">// variables</text:p>
      <text:p text:style-name="Standard">int reponse;</text:p>
      <text:p text:style-name="Standard">int mode = DEBUT; // mode dans le programme</text:p>
      <text:p text:style-name="Standard">int tailleSeqSimon = 0; // taille de la séquence à deviner</text:p>
      <text:p text:style-name="Standard">int tailleSeqJoueur = 0; // taille de la réponse du joueur</text:p>
      <text:p text:style-name="Standard">int sequenceSimon[TAILLE_SEQUENCE]; // tableau de la séquence à deviner</text:p>
      <text:p text:style-name="Standard">int sequenceJoueur[TAILLE_SEQUENCE]; // tableau de la séquence de réponse du joueur</text:p>
      <text:p text:style-name="Standard"/>
      <text:p text:style-name="Standard">void setup() {</text:p>
      <text:p text:style-name="Standard"><text:s text:c="2"/>Serial.begin(9600);</text:p>
      <text:p text:style-name="Standard"><text:s text:c="2"/>// rédaction de vos tests unitaires</text:p>
      <text:p text:style-name="Standard"><text:s text:c="2"/>Serial.println("tests : debut");</text:p>
      <text:p text:style-name="Standard"><text:s text:c="2"/>// ...</text:p>
      <text:p text:style-name="Standard"><text:s text:c="2"/>Serial.println("tests : fin");</text:p>
      <text:p text:style-name="Standard"><text:s text:c="2"/>randomSeed(analogRead(1)); // initialisation des nombres aleatoires</text:p>
      <text:p text:style-name="Standard"><text:s text:c="2"/>/*</text:p>
      <text:p text:style-name="Standard"><text:s text:c="5"/>passages des pins en mode OUTPUT</text:p>
      <text:p text:style-name="Standard"><text:s text:c="2"/>*/</text:p>
      <text:p text:style-name="Standard">}</text:p>
      <text:p text:style-name="Standard"/>
      <text:p text:style-name="Standard">void loop() {</text:p>
      <text:p text:style-name="Standard"><text:s text:c="2"/>// les actions sont réalisées en fonction du mode en cours</text:p>
      <text:p text:style-name="Standard"><text:s text:c="2"/>switch (mode) { </text:p>
      <text:p text:style-name="Standard"><text:s text:c="4"/>case DEBUT: // mode de démarrage (séquence lumineuse pré-enregistrée)</text:p>
      <text:p text:style-name="Standard"><text:s text:c="6"/>start(); </text:p>
      <text:p text:style-name="Standard"><text:s text:c="6"/>tailleSeqSimon = 0; // on met la séquence à 0</text:p>
      <text:p text:style-name="Standard"><text:s text:c="6"/>mode = AUGM_SEQ_SIMON; // on peut passer au mode suivant</text:p>
      <text:p text:style-name="Standard"><text:s text:c="6"/>break;</text:p>
      <text:p text:style-name="Standard"><text:s text:c="4"/>case AUGM_SEQ_SIMON: // mode de tirage d'une nouvelle séquence</text:p>
      <text:p text:style-name="Standard"><text:s text:c="6"/>augmenteSequenceSimon(); //appel de la fonction pour allonger la séquence aléatoirement</text:p>
      <text:p text:style-name="Standard"><text:soft-page-break/><text:s text:c="6"/>if (tailleSeqSimon &lt; TAILLE_SEQUENCE)</text:p>
      <text:p text:style-name="Standard"><text:s text:c="6"/><text:tab/>mode = JOUE_SEQ_SIMON; // on peut passer au mode suivant</text:p>
      <text:p text:style-name="Standard"><text:s text:c="6"/>else</text:p>
      <text:p text:style-name="Standard"><text:s text:c="8"/>mode = VICTOIRE; // on a gagné car on est arrivé à reproduire TAILLE_SEQUENCE sans se tromper</text:p>
      <text:p text:style-name="Standard"><text:s text:c="6"/>break;</text:p>
      <text:p text:style-name="Standard"><text:s text:c="4"/>case JOUE_SEQ_SIMON: // mode d'écoute de la séquence</text:p>
      <text:p text:style-name="Standard"><text:s text:c="6"/>joueSequenceSimon(); // on joue la séquence en cours</text:p>
      <text:p text:style-name="Standard"><text:s text:c="6"/>tailleSeqJoueur = 0; // on initialise la position de réponse à chaque tour (il faut refaire toutes les notes)</text:p>
      <text:p text:style-name="Standard"><text:s text:c="6"/>mode = SAISIE_JOUEUR; // on peut passer au mode suivant</text:p>
      <text:p text:style-name="Standard"><text:s text:c="6"/>break;</text:p>
      <text:p text:style-name="Standard"><text:s text:c="4"/>case SAISIE_JOUEUR: // mode de réponse du joueur</text:p>
      <text:p text:style-name="Standard"><text:s text:c="6"/>reponse = testBouton(); // on appelle la fonction de lecture des boutons</text:p>
      <text:p text:style-name="Standard"><text:s text:c="6"/>ajouteReponse(reponse);</text:p>
      <text:p text:style-name="Standard"><text:s text:c="6"/>if (!perdu()){ // si le son qui vient d'être tapé est le bon</text:p>
      <text:p text:style-name="Standard"><text:s text:c="8"/>if (tailleSeqJoueur == tailleSeqSimon) { // si c'était le dernier</text:p>
      <text:p text:style-name="Standard"><text:s text:c="10"/>mode = AUGM_SEQ_SIMON; // on revient en sequence 1 car toute la séance est ok et donc ajout d'un son en plus <text:s/></text:p>
      <text:p text:style-name="Standard"><text:s text:c="8"/>}</text:p>
      <text:p text:style-name="Standard"><text:s text:c="6"/>} else {</text:p>
      <text:p text:style-name="Standard"><text:s text:c="8"/>mode = ECHEC;</text:p>
      <text:p text:style-name="Standard"><text:s text:c="6"/>}</text:p>
      <text:p text:style-name="Standard"><text:s text:c="6"/>break;</text:p>
      <text:p text:style-name="Standard"><text:s text:c="4"/>case VICTOIRE: // jeu gagné on fait une petite séquence de victoire</text:p>
      <text:p text:style-name="Standard"><text:s text:c="4"/><text:tab/>valide();</text:p>
      <text:p text:style-name="Standard"><text:s text:c="4"/><text:tab/>mode = DEBUT;</text:p>
      <text:p text:style-name="Standard"><text:s text:c="4"/><text:tab/>break;</text:p>
      <text:p text:style-name="Standard"><text:s text:c="4"/>case ECHEC: // jeu perdu on fait une petite séquence de défaite</text:p>
      <text:p text:style-name="Standard"><text:tab/> <text:s text:c="3"/>lost();</text:p>
      <text:p text:style-name="Standard"><text:tab/> <text:s text:c="3"/>mode = DEBUT;</text:p>
      <text:p text:style-name="Standard"><text:s text:c="4"/><text:tab/>break;</text:p>
      <text:p text:style-name="Standard"><text:s text:c="2"/>}</text:p>
      <text:p text:style-name="Standard">}</text:p>
      <text:p text:style-name="Standard"/>
      <text:p text:style-name="Standard"/>
      <text:p text:style-name="Standard">// ajoute une réponse dans le tableau sequenceJoueur</text:p>
      <text:p text:style-name="Standard">void ajouteReponse(int reponse)</text:p>
      <text:p text:style-name="Standard">{</text:p>
      <text:p text:style-name="Standard"><text:s text:c="2"/>sequenceJoueur[tailleSeqJoueur] = reponse; // intégrer reponse dans la dernière case libre du tableau</text:p>
      <text:p text:style-name="Standard"><text:s text:c="4"/>tailleSeqJoueur++; // augmenter la taille de la séquence de réponse</text:p>
      <text:p text:style-name="Standard">}</text:p>
      <text:p text:style-name="Standard"/>
      <text:p text:style-name="Standard">// son et lumière pour le démarrage d'une nouvelle séquence</text:p>
      <text:p text:style-name="Standard">void start() {</text:p>
      <text:p text:style-name="Standard"><text:s text:c="2"/>for (int i = 0; i &lt; 4; i++) </text:p>
      <text:p text:style-name="Standard"><text:s text:c="2"/>{</text:p>
      <text:p text:style-name="Standard"><text:s text:c="4"/>sonLum(i, 300);</text:p>
      <text:p text:style-name="Standard"><text:s text:c="2"/>}</text:p>
      <text:p text:style-name="Standard">}</text:p>
      <text:p text:style-name="Standard"/>
      <text:p text:style-name="Standard"><text:soft-page-break/>// son et lumière pour valider une suite de réponses</text:p>
      <text:p text:style-name="Standard">void valide() </text:p>
      <text:p text:style-name="Standard">{</text:p>
      <text:p text:style-name="Standard"><text:s text:c="2"/>for (int i = 0; i &lt; 4; i++) </text:p>
      <text:p text:style-name="Standard"><text:s text:c="2"/>{</text:p>
      <text:p text:style-name="Standard"><text:s text:c="4"/>digitalWrite(PIN_LED[0], HIGH);</text:p>
      <text:p text:style-name="Standard"><text:s text:c="2"/><text:tab/>tone(PIN_SON, FREQ_SON[0], 50);</text:p>
      <text:p text:style-name="Standard"><text:s text:c="2"/><text:tab/>delay(50);</text:p>
      <text:p text:style-name="Standard"><text:s text:c="2"/><text:tab/>digitalWrite(PIN_LED[0], LOW);</text:p>
      <text:p text:style-name="Standard"><text:s text:c="2"/><text:tab/>digitalWrite(PIN_LED[1], HIGH);</text:p>
      <text:p text:style-name="Standard"><text:s text:c="2"/><text:tab/>tone(PIN_SON, FREQ_SON[1], 50);</text:p>
      <text:p text:style-name="Standard"><text:s text:c="2"/><text:tab/>delay(50);</text:p>
      <text:p text:style-name="Standard"><text:s text:c="2"/><text:tab/>digitalWrite(PIN_LED[1], LOW);</text:p>
      <text:p text:style-name="Standard"><text:s text:c="2"/><text:tab/>digitalWrite(PIN_LED[2], HIGH);</text:p>
      <text:p text:style-name="Standard"><text:s text:c="2"/><text:tab/>tone(PIN_SON, FREQ_SON[2], 50);</text:p>
      <text:p text:style-name="Standard"><text:s text:c="2"/><text:tab/>delay(50);</text:p>
      <text:p text:style-name="Standard"><text:s text:c="2"/><text:tab/>digitalWrite(PIN_LED[2], LOW);</text:p>
      <text:p text:style-name="Standard"><text:s text:c="2"/><text:tab/>digitalWrite(PIN_LED[3], HIGH);</text:p>
      <text:p text:style-name="Standard"><text:s text:c="2"/><text:tab/>tone(PIN_SON, FREQ_SON[3], 50);</text:p>
      <text:p text:style-name="Standard"><text:s text:c="2"/><text:tab/>delay(50);</text:p>
      <text:p text:style-name="Standard"><text:s text:c="2"/><text:tab/>digitalWrite(PIN_LED[3], LOW);</text:p>
      <text:p text:style-name="Standard"><text:s text:c="2"/>} </text:p>
      <text:p text:style-name="Standard">}</text:p>
      <text:p text:style-name="Standard"/>
      <text:p text:style-name="Standard">// son et lumière pour signaler la défaite </text:p>
      <text:p text:style-name="Standard">void lost() </text:p>
      <text:p text:style-name="Standard">{</text:p>
      <text:p text:style-name="Standard"><text:s text:c="2"/>tone(PIN_SON, 65, 200);</text:p>
      <text:p text:style-name="Standard"><text:s text:c="2"/>digitalWrite(PIN_LED[0], HIGH);</text:p>
      <text:p text:style-name="Standard"><text:s text:c="2"/>digitalWrite(PIN_LED[1], HIGH);</text:p>
      <text:p text:style-name="Standard"><text:s text:c="2"/>digitalWrite(PIN_LED[2], HIGH);</text:p>
      <text:p text:style-name="Standard"><text:s text:c="2"/>digitalWrite(PIN_LED[3], HIGH);</text:p>
      <text:p text:style-name="Standard">}</text:p>
      <text:p text:style-name="Standard"/>
      <text:p text:style-name="Standard">// fonction qui compare la réponse avec la séquence en cours et retourne vrai si perdu</text:p>
      <text:p text:style-name="Standard">bool perdu () </text:p>
      <text:p text:style-name="Standard">{</text:p>
      <text:p text:style-name="Standard"><text:s text:c="2"/>int pos = 0;</text:p>
      <text:p text:style-name="Standard"><text:s text:c="2"/>bool lost = false;</text:p>
      <text:p text:style-name="Standard"><text:s text:c="2"/>while (pos &lt; TAILLE_SEQUENCE &amp;&amp; !lost)</text:p>
      <text:p text:style-name="Standard"><text:s text:c="2"/>{</text:p>
      <text:p text:style-name="Standard"><text:s text:c="4"/>if (sequenceSimon[pos]==sequenceJoueur[pos])</text:p>
      <text:p text:style-name="Standard"><text:s text:c="4"/>{</text:p>
      <text:p text:style-name="Standard"><text:s text:c="6"/>lost = false;</text:p>
      <text:p text:style-name="Standard"><text:s text:c="6"/>pos = pos + 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lost = true;</text:p>
      <text:p text:style-name="Standard"><text:s text:c="4"/>}</text:p>
      <text:p text:style-name="Standard"><text:s text:c="2"/>}</text:p>
      <text:p text:style-name="Standard"><text:s text:c="2"/>return lost;</text:p>
      <text:p text:style-name="Standard"><text:soft-page-break/>}</text:p>
      <text:p text:style-name="Standard"/>
      <text:p text:style-name="Standard">// fonction qui allume une LED (l) en jouant le son associé pendant une durée (d)</text:p>
      <text:p text:style-name="Standard">void sonLum(int l, int d) </text:p>
      <text:p text:style-name="Standard">{</text:p>
      <text:p text:style-name="Standard"><text:s text:c="2"/>digitalWrite(PIN_LED[l], HIGH);</text:p>
      <text:p text:style-name="Standard"><text:s text:c="2"/>tone(PIN_SON, FREQ_SON[l], d);</text:p>
      <text:p text:style-name="Standard"><text:s text:c="2"/>delay(d);</text:p>
      <text:p text:style-name="Standard"><text:s text:c="2"/>digitalWrite(PIN_LED[l], LOW);</text:p>
      <text:p text:style-name="Standard"><text:s text:c="2"/>delay(d);</text:p>
      <text:p text:style-name="Standard">}</text:p>
      <text:p text:style-name="Standard"/>
      <text:p text:style-name="Standard">// fonction de tirage aléatoire d'un nouvel élément</text:p>
      <text:p text:style-name="Standard">void augmenteSequenceSimon() </text:p>
      <text:p text:style-name="Standard">{</text:p>
      <text:p text:style-name="Standard"><text:s text:c="2"/>if (tailleSeqSimon &lt; TAILLE_SEQUENCE) {</text:p>
      <text:p text:style-name="Standard"><text:s text:c="4"/>sequenceSimon[tailleSeqSimon] = random(0, 4) ; // permet un tirage mieux réparti</text:p>
      <text:p text:style-name="Standard"><text:s text:c="2"/>}</text:p>
      <text:p text:style-name="Standard"><text:s text:c="2"/>tailleSeqSimon++;</text:p>
      <text:p text:style-name="Standard">}</text:p>
      <text:p text:style-name="Standard"/>
      <text:p text:style-name="Standard">// fonction qui joue la séquence en cours</text:p>
      <text:p text:style-name="Standard">void joueSequenceSimon() </text:p>
      <text:p text:style-name="Standard">{</text:p>
      <text:p text:style-name="Standard"><text:s text:c="2"/>for (int i = 0; i &lt; tailleSeqSimon; i++) {</text:p>
      <text:p text:style-name="Standard"><text:s text:c="4"/>sonLum(sequenceSimon[i], 500);</text:p>
      <text:p text:style-name="Standard"><text:s text:c="2"/>}</text:p>
      <text:p text:style-name="Standard">}</text:p>
      <text:p text:style-name="Standard"/>
      <text:p text:style-name="Standard">// fonction qui attend l'appuie sur un des boutons, l'allume+son et retourne le numéro de bouton</text:p>
      <text:p text:style-name="Standard">int testBouton() </text:p>
      <text:p text:style-name="Standard">{</text:p>
      <text:p text:style-name="Standard"><text:s text:c="2"/>bool end = false;</text:p>
      <text:p text:style-name="Standard"><text:s text:c="2"/>int bouton;</text:p>
      <text:p text:style-name="Standard"><text:s text:c="2"/>while(!end){</text:p>
      <text:p text:style-name="Standard"><text:s text:c="4"/>bouton = analogRead(A0); // on lit la valeur de A0.</text:p>
      <text:p text:style-name="Standard"><text:s text:c="4"/>switch (bouton) {</text:p>
      <text:p text:style-name="Standard"><text:s text:c="6"/>case BOUTON1:</text:p>
      <text:p text:style-name="Standard"><text:s text:c="8"/>end = true;</text:p>
      <text:p text:style-name="Standard"><text:s text:c="8"/>bouton = 0;</text:p>
      <text:p text:style-name="Standard"><text:s text:c="8"/>break;</text:p>
      <text:p text:style-name="Standard"><text:s text:c="6"/>case BOUTON2:</text:p>
      <text:p text:style-name="Standard"><text:s text:c="8"/>end = true;</text:p>
      <text:p text:style-name="Standard"><text:s text:c="8"/>bouton = 1;</text:p>
      <text:p text:style-name="Standard"><text:s text:c="8"/>break;</text:p>
      <text:p text:style-name="Standard"><text:s text:c="6"/>case BOUTON3:</text:p>
      <text:p text:style-name="Standard"><text:s text:c="8"/>end = true;</text:p>
      <text:p text:style-name="Standard"><text:s text:c="8"/>bouton = 2;</text:p>
      <text:p text:style-name="Standard"><text:s text:c="8"/>break;</text:p>
      <text:p text:style-name="Standard"><text:s text:c="6"/>case BOUTON4:</text:p>
      <text:p text:style-name="Standard"><text:s text:c="8"/>end = true;</text:p>
      <text:p text:style-name="Standard"><text:s text:c="8"/>bouton = 3;</text:p>
      <text:p text:style-name="Standard"><text:soft-page-break/><text:s text:c="8"/>break;</text:p>
      <text:p text:style-name="Standard"><text:s text:c="6"/>default:</text:p>
      <text:p text:style-name="Standard"><text:s text:c="8"/>break;</text:p>
      <text:p text:style-name="Standard"><text:s text:c="4"/>}</text:p>
      <text:p text:style-name="Standard"><text:s text:c="2"/>}</text:p>
      <text:p text:style-name="Standard"><text:s text:c="2"/>sonLum(bouton, DUREE);</text:p>
      <text:p text:style-name="Standard"><text:s text:c="2"/>return bouton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06:24:19.845000000</meta:creation-date>
    <dc:date>2020-10-21T06:25:47.636000000</dc:date>
    <meta:editing-duration>PT1M29S</meta:editing-duration>
    <meta:editing-cycles>1</meta:editing-cycles>
    <meta:document-statistic meta:table-count="0" meta:image-count="0" meta:object-count="0" meta:page-count="5" meta:paragraph-count="197" meta:word-count="836" meta:character-count="5633" meta:non-whitespace-character-count="4420"/>
    <meta:generator>LibreOffice/7.0.1.2$Windows_X86_64 LibreOffice_project/7cbcfc562f6eb6708b5ff7d7397325de9e764452</meta:generator>
  </office:meta>
</office:document-meta>
</file>